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Reparatur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Rep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P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Dat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pKmVal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pDig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ers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B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erson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ers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sName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ersFName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Fachbereich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B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BBereich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BSatz</text:p>
          </table:table-cell>
          <table:table-cell office:value-type="string" calcext:value-type="string">
            <text:p>in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0:18:53.912278770</meta:creation-date>
    <dc:date>2019-03-11T10:27:40.413795201</dc:date>
    <meta:editing-duration>PT8M47S</meta:editing-duration>
    <meta:editing-cycles>1</meta:editing-cycles>
    <meta:document-statistic meta:table-count="1" meta:cell-count="32" meta:object-count="0"/>
    <meta:generator>LibreOffice/6.0.7.3$Linux_X86_64 LibreOffice_project/00m0$Build-3</meta:generator>
  </office:meta>
</office:document-meta>
</file>